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4925in" fo:margin-right="0in" fo:text-indent="0in" style:auto-text-indent="false"/>
      <style:text-properties style:font-name="Courier New" fo:font-size="10pt" style:font-size-asian="10pt" style:font-size-complex="10pt"/>
    </style:style>
    <style:style style:name="P3" style:family="paragraph" style:parent-style-name="Standard">
      <style:paragraph-properties fo:margin-left="0.4925in" fo:margin-right="0in" fo:text-indent="0in" style:auto-text-indent="false"/>
    </style:style>
    <style:style style:name="P4" style:family="paragraph" style:parent-style-name="Text_20_body">
      <style:paragraph-properties fo:margin-left="0in" fo:margin-right="0in" fo:text-indent="0in" style:auto-text-indent="false"/>
    </style:style>
    <style:style style:name="P5" style:family="paragraph" style:parent-style-name="Standard" style:list-style-name="L3">
      <style:paragraph-properties fo:margin-left="0in" fo:margin-right="0in" fo:text-indent="0in" style:auto-text-indent="false"/>
    </style:style>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3"/>
    <style:style style:name="P13" style:family="paragraph" style:parent-style-name="Text_20_body" style:list-style-name="L3"/>
    <style:style style:name="P14" style:family="paragraph" style:parent-style-name="Text_20_body" style:list-style-name="L3"/>
    <style:style style:name="P15" style:family="paragraph" style:parent-style-name="Text_20_body" style:list-style-name="L3"/>
    <style:style style:name="P16" style:family="paragraph" style:parent-style-name="Text_20_body" style:list-style-name="L3"/>
    <style:style style:name="P17" style:family="paragraph" style:parent-style-name="Text_20_body" style:list-style-name="L3"/>
    <style:style style:name="P18" style:family="paragraph" style:parent-style-name="Text_20_body" style:list-style-name="L4">
      <style:paragraph-properties fo:margin-left="0in" fo:margin-right="0in" fo:text-indent="0in" style:auto-text-indent="false"/>
    </style:style>
    <style:style style:name="P19" style:family="paragraph" style:parent-style-name="Text_20_body" style:list-style-name="L3">
      <style:paragraph-properties fo:margin-left="0in" fo:margin-right="0in" fo:text-indent="0in" style:auto-text-indent="false"/>
    </style:style>
    <style:style style:name="P20" style:family="paragraph" style:parent-style-name="Text_20_body" style:list-style-name="L5">
      <style:paragraph-properties fo:margin-left="0.25in" fo:margin-right="0in" fo:text-indent="0in" style:auto-text-indent="false"/>
    </style:style>
    <style:style style:name="P21" style:family="paragraph" style:parent-style-name="Text_20_body" style:list-style-name="L5">
      <style:paragraph-properties fo:margin-left="0.25in" fo:margin-right="0in" fo:text-indent="0in" style:auto-text-indent="false"/>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fo:font-weight="normal" fo:background-color="#ffff00" style:font-weight-asian="normal" style:font-weight-complex="normal"/>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Thorndale" fo:font-size="12pt"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25in" text:min-label-width="0.25in"/>
        <style:text-properties style:font-name="StarSymbol"/>
      </text:list-level-style-bullet>
      <text:list-level-style-bullet text:level="9" text:style-name="Bullet_20_Symbols" style:num-suffix="." text:bullet-char="■">
        <style:list-level-properties text:space-before="3.75in" text:min-label-width="0.25in"/>
        <style:text-properties style:font-name="StarSymbol"/>
      </text:list-level-style-bullet>
      <text:list-level-style-bullet text:level="10" text:style-name="Bullet_20_Symbols" style:num-suffix="." text:bullet-char="●">
        <style:list-level-properties text:space-before="4.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3 Demo 7: Obtaining Application Stopped Time </text:h>
      <text:p text:style-name="Text_20_body">This demo obtains and interprets application stopped time when using the serial collector and the concurrent mark sweep collector.</text:p>
      <text:h text:style-name="Heading_20_3" text:outline-level="3">Required Software</text:h>
      <text:list text:style-name="L1">
        <text:list-item>
          <text:p text:style-name="P6">Any OS</text:p>
        </text:list-item>
        <text:list-item>
          <text:p text:style-name="P6">JDK 1.5 or higher</text:p>
        </text:list-item>
      </text:list>
      <text:list text:style-name="L1">
        <text:list-item text:start-value="1">
          <text:p text:style-name="P6">Java2Demo </text:p>
        </text:list-item>
      </text:list>
      <text:p text:style-name="P1">Located in: &lt;JDK install dir&gt;/demo/jfc/Java2D/Java2Demo.jar</text:p>
      <text:h text:style-name="Heading_20_3" text:outline-level="3">Objectives</text:h>
      <text:list text:style-name="L2">
        <text:list-item>
          <text:p text:style-name="P9">Use the -XX:+PrintGCDetails option of the java command to obtain GC output.</text:p>
        </text:list-item>
        <text:list-item>
          <text:p text:style-name="P9">Interpret the GC output.</text:p>
        </text:list-item>
      </text:list>
      <text:h text:style-name="Heading_20_3" text:outline-level="3">Preparations</text:h>
      <text:p text:style-name="Text_20_body">Verify and if required download and install Java SE 5 or later.</text:p>
      <text:list text:style-name="L3">
        <text:list-item>
          <text:p text:style-name="P11">Verify if you are running Java SE 5 or later. To check enter the following command on a terminal window:</text:p>
        </text:list-item>
      </text:list>
      <text:p text:style-name="P1"><text:s/>java -version</text:p>
      <text:list text:style-name="L4">
        <text:list-item>
          <text:list>
            <text:list-header>
              <text:p text:style-name="P18">If the response is: java version 1.5.0_00 or later you can bypass the next step and proceed to the Instructions subsection.</text:p>
            </text:list-header>
          </text:list>
        </text:list-item>
      </text:list>
      <text:list text:style-name="L3" text:continue-numbering="true">
        <text:list-item>
          <text:p text:style-name="P19">Down load and <text:s/>install the latest version of Java SE from <text:a xlink:type="simple" xlink:href="http://visualvm.dev.java.net/">http://java.sun.com/javase/downloads/index.jsp</text:a>. </text:p>
        </text:list-item>
      </text:list>
      <text:p text:style-name="P1">Add the bin subdirectory of the Java SE version, to the OS PATH variable.</text:p>
      <text:list text:style-name="L3" text:continue-numbering="true">
        <text:list-header>
          <text:p text:style-name="P5"/>
        </text:list-header>
      </text:list>
      <text:h text:style-name="Heading_20_3" text:outline-level="3">Instructions</text:h>
      <text:list text:style-name="L3">
        <text:list-item text:start-value="1">
          <text:p text:style-name="P11">Open a command line window and change directory to the Java2D demo directory:</text:p>
        </text:list-item>
      </text:list>
      <text:p text:style-name="P1">cd &lt;JDK install dir&gt;<text:span text:style-name="T1">/demo/jfc/Java2D</text:span></text:p>
      <text:list text:style-name="L3" text:continue-numbering="true">
        <text:list-item>
          <text:p text:style-name="P11">Run the Java2Demo with the following command line switches: </text:p>
        </text:list-item>
      </text:list>
      <text:p text:style-name="P1">java -client -XX:+PrintGCDetails -XX:+PrintGCApplicationStoppedTime -XX:+UseSerialGC -Xmx12m -Xms3m -Xmn1m -XX:MaxPermSize=3m -XX:PermSize=1m <text:s/>-jar Java2Demo.jar </text:p>
      <text:list text:style-name="L3" text:continue-numbering="true">
        <text:list-item>
          <text:p text:style-name="P11">Observe the command line window for output after launching the applications. </text:p>
        </text:list-item>
      </text:list>
      <text:p text:style-name="P1">Use the following sample output of application stopped time and the accompanying explanation to interpret the output you observe in your command line window.</text:p>
      <text:p text:style-name="P1">Total time for which application threads were stopped: 0.0061061 seconds <text:line-break/>Total time for which application threads were stopped: 0.0071550 seconds <text:line-break/>Total time for which application threads were stopped: 0.0031720 seconds <text:line-break/>Total time for which application threads were stopped: 0.0019333 seconds <text:line-break/>Total time for which application threads were stopped: 0.0013185 seconds <text:line-break/>Total time for which application threads were stopped: 0.0017162 seconds <text:line-break/>Total time for which application threads were stopped: 0.0039934 seconds <text:line-break/>Total time for which application threads were stopped: 0.0034975 seconds <text:line-break/>Total time for which application threads were stopped: 0.0439696 seconds </text:p>
      <text:p text:style-name="P1">The Serial garbage collector specified in step 2 <text:s/>(-XX:+UseSerialGC), stops application threads <text:s/>at each garbage collection. The amount of seconds reported is the amount of elapsed seconds the application was paused due to a garbage collection event. </text:p>
      <text:p text:style-name="P1">If you add -verbose:gc to the command line, you will see -verbose:gc output follow the application stopped time output shown in this section. <text:line-break/></text:p>
      <text:list text:style-name="L3" text:continue-numbering="true">
        <text:list-item>
          <text:p text:style-name="P11">Shutdown the Java2Demo. </text:p>
        </text:list-item>
        <text:list-item>
          <text:p text:style-name="P11">Restart the Java2Demo, using the following command line: </text:p>
        </text:list-item>
      </text:list>
      <text:p text:style-name="P2">java -client -XX:+PrintGCApplicationStoppedTime -XX:+UseConcMarkSweepGC <text:line-break/>-XX:+PrintGCApplicationConcurrentTime -Xmx20m -Xms10m -Xmn1m <text:line-break/>-XX:MaxPermSize=12m -XX:PermSize=1m -jar Java2Demo.jar </text:p>
      <text:list text:style-name="L3" text:continue-numbering="true">
        <text:list-item>
          <text:p text:style-name="P11">Observe the command line window for output after launching the applications. </text:p>
        </text:list-item>
      </text:list>
      <text:p text:style-name="P1">Use should observe output similar to the following:</text:p>
      <text:p text:style-name="P1">Application time: 0.7187232 seconds <text:line-break/>Total time for which application threads were stopped: 0.0839802 seconds </text:p>
      <text:p text:style-name="P1">This output shows:</text:p>
      <text:list text:style-name="L5">
        <text:list-item>
          <text:p text:style-name="P20">The application threads stopped (paused) for about 83 ms. </text:p>
        </text:list-item>
        <text:list-item>
          <text:p text:style-name="P20">The application ran for about 720 ms since the last gc event. </text:p>
        </text:list-item>
      </text:list>
      <text:p text:style-name="P3">These two measures together provide an estimate of the gc overhead of the application. For example, in the example output above, you can conclude that the concurrent collector incurred an observed 0.0839802 / 0.7187232 = 11.7% overhead in this gc event. </text:p>
      <text:p text:style-name="P3"/>
      <text:p text:style-name="P3">These<text:span text:style-name="T2"> </text:span><text:span text:style-name="T3">two switches</text:span><text:span text:style-name="T2"> (</text:span><text:span text:style-name="T4">-XX:+PrintGCApplicationStoppedTime </text:span><text:span text:style-name="T5">and</text:span><text:span text:style-name="T4"><text:line-break/></text:span><text:span text:style-name="T4">-XX:+PrintGCApplicationConcurrentTime</text:span><text:span text:style-name="T4">)</text:span>can be used together to estimate an application's gc overhead at any time while the application is running. You could sum all the values for 'stopped' and 'concurrent' time to obtain an overall gc overhead for an application. <text:line-break/></text:p>
      <text:p text:style-name="Text_20_body"/>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asok</meta:initial-creator>
    <meta:creation-date>2008-06-26T11:17:04</meta:creation-date>
    <dc:creator>Tom McGinn</dc:creator>
    <dc:date>2008-07-28T07:06:38</dc:date>
    <dc:language>en-US</dc:language>
    <meta:editing-cycles>22</meta:editing-cycles>
    <meta:editing-duration>P1DT4H25M17S</meta:editing-duration>
    <meta:user-defined meta:name="Info 1"/>
    <meta:user-defined meta:name="Info 2"/>
    <meta:user-defined meta:name="Info 3"/>
    <meta:user-defined meta:name="Info 4"/>
    <meta:document-statistic meta:table-count="0" meta:image-count="0" meta:object-count="0" meta:page-count="2" meta:paragraph-count="38" meta:word-count="559" meta:character-count="3760"/>
  </office:meta>
</office:document-meta>
</file>